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ideConfigurationAdapter.getValueAsLo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ConfigurationAdapter.getConfiguration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lideConfigurationAdapter.getAttributeAsInt( String name , in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ConfigurationAdapter.getAttributeAsLong( String name , lo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ConfigurationAdapter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ConfigurationAdapter.getAttributeAsBoolean( String param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ConfigurationAdapter.getValueAsFloat( floa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ConfigurationAdapter.getAttribute( String name ,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ConfigurationAdapte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ConfigurationAdapter.getAttributeAsLong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ConfigurationAdapter.getAttributeAsInt( String param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ConfigurationAdapter.getValueAs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ConfigurationAdapter.getValueAsFlo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ConfigurationAdapter.getValueAsLong( lo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ConfigurationAdap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ConfigurationAdapter.getValueAsBoolean( boolean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ConfigurationAdapter.getValueAsBool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ConfigurationAdapter.getAttributeAsBoolean( String name , boolean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ConfigurationAdapter.getAttributeAsFloat( String param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ConfigurationAdapter.getAttribute( String param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ConfigurationAdapter.getAttributeAsFloat( String name , floa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ConfigurationAdapter.SlideConfigurationAdapter( org . apache . avalon . framework . configuration .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ConfigurationAdapter.getValueAsInt( in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ConfigurationAdapter.getConfiguration( String 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lideConfigurationAdapter.getValue(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